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 style:data-style-name="N61"/>
    <style:style style:name="ce8" style:family="table-cell" style:parent-style-name="Default" style:data-style-name="N110"/>
    <style:style style:name="ce9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formula="of:=[.B8]*[.B10]"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osomen</text:p>
          </table:table-cell>
          <table:table-cell office:value-type="float" office:value="200000" calcext:value-type="float">
            <text:p>200.000</text:p>
          </table:table-cell>
          <table:table-cell table:number-columns-repeated="2"/>
          <table:table-cell office:value-type="string" calcext:value-type="string">
            <text:p>Durchschn. ORF-Läng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t</text:p>
          </table:table-cell>
        </table:table-row>
        <table:table-row table:style-name="ro1">
          <table:table-cell office:value-type="string" calcext:value-type="string">
            <text:p>gebunden</text:p>
          </table:table-cell>
          <table:table-cell table:style-name="ce2" office:value-type="percentage" office:value="0.84" calcext:value-type="percentage">
            <text:p>84%</text:p>
          </table:table-cell>
          <table:table-cell table:number-columns-repeated="2"/>
          <table:table-cell office:value-type="string" calcext:value-type="string">
            <text:p>Durchschn. Protein-Länge</text:p>
          </table:table-cell>
          <table:table-cell table:style-name="ce9" table:formula="of:=[.F2]/3" office:value-type="float" office:value="466.666666666667" calcext:value-type="float">
            <text:p>466,7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freie Ribosomen</text:p>
          </table:table-cell>
          <table:table-cell table:formula="of:=[.B2]*(1-[.B3])" office:value-type="float" office:value="32000" calcext:value-type="float">
            <text:p>32.00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mean P_i</text:p>
          </table:table-cell>
          <table:table-cell table:style-name="ce3" office:value-type="float" office:value="0.0000016" calcext:value-type="float">
            <text:p>1,60E-06</text:p>
          </table:table-cell>
          <table:table-cell office:value-type="string" calcext:value-type="string">
            <text:p>s^-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zahl geb. Ribos (Schnappschuss)</text:p>
          </table:table-cell>
          <table:table-cell table:style-name="ce1" table:formula="of:=[.B2]*[.B3]" office:value-type="float" office:value="168000" calcext:value-type="float">
            <text:p>168.000</text:p>
          </table:table-cell>
          <table:table-cell/>
        </table:table-row>
        <table:table-row table:style-name="ro1">
          <table:table-cell office:value-type="string" calcext:value-type="string">
            <text:p>Initiationen pro Transcript pro Sekunde</text:p>
          </table:table-cell>
          <table:table-cell table:style-name="ce8" table:formula="of:=[.B4]*[.B6]" office:value-type="float" office:value="0.0512" calcext:value-type="float">
            <text:p>0,05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Geschwindigkei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Anzahl Transcripte pro Zelle</text:p>
          </table:table-cell>
          <table:table-cell office:value-type="float" office:value="60000" calcext:value-type="float">
            <text:p>60.000</text:p>
          </table:table-cell>
          <table:table-cell table:style-name="ce1" office:value-type="float" office:value="38000" calcext:value-type="float">
            <text:p>38.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7]*[.F9]" office:value-type="float" office:value="1176000" calcext:value-type="float">
            <text:p>1.176.000</text:p>
          </table:table-cell>
          <table:table-cell office:value-type="string" calcext:value-type="string">
            <text:p>aa/s</text:p>
          </table:table-cell>
        </table:table-row>
        <table:table-row table:style-name="ro1">
          <table:table-cell office:value-type="string" calcext:value-type="string">
            <text:p>Initiationen pro Zelle pro Sekunde</text:p>
          </table:table-cell>
          <table:table-cell table:formula="of:=[.B8]*[.B10]" office:value-type="float" office:value="3072" calcext:value-type="float">
            <text:p>3.072</text:p>
          </table:table-cell>
          <table:table-cell table:style-name="ce1" table:formula="of:=[.B8]*[.C10]" office:value-type="float" office:value="1945.6" calcext:value-type="float">
            <text:p>1.94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eptidbindungsrate pro Zelle</text:p>
          </table:table-cell>
          <table:table-cell table:style-name="ce1" table:formula="of:=[.F11]*3600" office:value-type="float" office:value="4233600000" calcext:value-type="float">
            <text:p>4.233.600.000</text:p>
          </table:table-cell>
          <table:table-cell office:value-type="string" calcext:value-type="string">
            <text:p>aa/h</text:p>
          </table:table-cell>
        </table:table-row>
        <table:table-row table:style-name="ro1">
          <table:table-cell office:value-type="string" calcext:value-type="string">
            <text:p>Proteine pro Stunde</text:p>
          </table:table-cell>
          <table:table-cell table:formula="of:=[.B12]*3600" office:value-type="float" office:value="11059200" calcext:value-type="float">
            <text:p>11.059.200</text:p>
          </table:table-cell>
          <table:table-cell table:style-name="ce1" table:formula="of:=[.C12]*3600" office:value-type="float" office:value="7004160" calcext:value-type="float">
            <text:p>7.004.16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Proteinsynthese pro Zelle</text:p>
          </table:table-cell>
          <table:table-cell table:style-name="ce1" table:formula="of:=[.$F$13]/[.$F$3]" office:value-type="float" office:value="9072000" calcext:value-type="float">
            <text:p>9.072.000</text:p>
          </table:table-cell>
          <table:table-cell office:value-type="string" calcext:value-type="string">
            <text:p>/h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.00.0000</text:date>, <text:time style:data-style-name="N2" text:time-value="13:51:37.7911348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34:45.296603590</meta:creation-date>
    <dc:date>2019-03-04T13:55:04.176160313</dc:date>
    <meta:editing-duration>PT53M8S</meta:editing-duration>
    <meta:editing-cycles>4</meta:editing-cycles>
    <meta:generator>LibreOffice/6.0.7.3$Linux_X86_64 LibreOffice_project/00m0$Build-3</meta:generator>
    <meta:document-statistic meta:table-count="1" meta:cell-count="41" meta:object-count="0"/>
  </office:meta>
</office:document-meta>
</file>